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text-properties fo:language="en" fo:country="US" fo:font-style="italic" fo:font-weight="bold" style:font-style-asian="italic" style:font-weight-asian="bold" style:font-style-complex="italic" style:font-weight-complex="bold"/>
    </style:style>
    <style:style style:name="P3" style:family="paragraph" style:parent-style-name="Standard">
      <style:paragraph-properties fo:margin-left="1.245cm" fo:margin-right="0cm" fo:text-indent="0cm" style:auto-text-indent="false"/>
      <style:text-properties fo:language="en" fo:country="US"/>
    </style:style>
    <style:style style:name="P4" style:family="paragraph" style:parent-style-name="Standard" style:list-style-name="L1">
      <style:text-properties fo:language="en" fo:country="US"/>
    </style:style>
    <style:style style:name="T1" style:family="text">
      <style:text-properties fo:font-style="italic" fo:font-weight="bold" style:font-style-asian="italic" style:font-weight-asian="bold" style:font-style-complex="italic"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he Scenario</text:p>
      <text:p text:style-name="P1"/>
      <text:p text:style-name="P1">A. Structure of typologies</text:p>
      <text:p text:style-name="P3">A topology is composed of a grid and any number of remote terminal units attached to the grid. A grid is composed of a transformer, nodes and branches. The branches connect the transformer to a node from the grid, the nodes among themselves and houses and photovoltaics to nodes. Houses and photovoltaics are connected to most but not all nodes. A remote terminal unit can be placed at every node and can monitor the sensors of the nodes and branches. Furthermore remote terminal units are capable of closing and opening the switch of a branch which disables/enables the flow of electricity for the branch.</text:p>
      <text:p text:style-name="P1"/>
      <text:p text:style-name="P1">B. Different topologies</text:p>
      <text:p text:style-name="P3">We have 7 typologies altogether. All have something unique to them and are used to generate data which we can then use to further better our intrusion detection system. For our default topology we based our grid on a real life grid found in a paper !!(REFERENZ AUF ewic_icscsr2016_paper13 HIER)!! and added remote terminal units to the 4 most central nodes. This way our intrusion detection system can monitor the most crucial points of our grid. The default topology has one parallel branch 6a which is closed by default and can be opened by the remote terminal unit if the branch 6 exceeds it's maximum current. Topology 2 is a clone of our default topology but this time every branch that is monitored by a remote terminal unit has a parallel branch to lighten the load of the main branch if needed. This topology can for example be used to test which parallel branches are needed and why they are needed or if parallel branches are needed at all. Topology 3 has a central node and 5 rings of nodes which are connected to the central node by branches. The central node is connected to the transformer. The remote terminal units are located at the central node and the nodes which are connected with the central node. The purpose of this topology is to test whether we need all 6 remote terminal units or if we can achieve comparable security by only using one remote terminal unit at the central node. Topology 4 is composed of a ring of nodes from which one is connected to the transformer and 4 semicircles. The remote terminal units are located at the nodes which connect the semicircles with the ring and one at the node which is connected to the transformer. This topology is used to test if attacks which where tested with only one topology so far will work on different topologies. Topology 4a is a clone of topology 4 but with parallel branches for every branch a remote terminal unit monitors for the same reasons as with topology 2. Topology 5 and 6 are small topologies which are intended for the validation of our data. Topology 5 is shaped like a string with one remote terminal unit at the node which is connected to the transformer. Topology 6 is shaped like a ring and has a remote terminal unit at the node connecting the ring to the transformer. We can add remote terminal units as we like to try different scenarios with these topologies.<text:line-break/></text:p>
      <text:p text:style-name="P1"><text:line-break/><text:span text:style-name="T1">Attack and defense scenarios</text:span></text:p>
      <text:p text:style-name="P1"/>
      <text:p text:style-name="P1">A. Different kinds of attacks</text:p>
      <text:list xml:id="list7168670511959530997" text:style-name="L1">
        <text:list-item>
          <text:p text:style-name="P4">Specific attacks are the easiest to implement because we can scan the simulation for remote terminal units with the hacker tools and get all the data from them. This enables us to start specific attacks for a single or more remote terminal units and alter values of specific sensors on these remote terminal units or open/close specific switches. For example one could connect to the remote terminal unit on port 12502 and add 1 to the sensor value of sensor 3.</text:p>
        </text:list-item>
        <text:list-item>
          <text:p text:style-name="P4">Random attacks are harder to be found out to be an attack because they have no real pattern. For example we could connect to a random remote terminal unit, add a random number between 0.5 and 50 to the sensor value of a random number of sensors and then repeat the <text:soft-page-break/>whole process. This way it is harder for the operator of the system to identify if this is an attack or just some kind of malfunction.</text:p>
        </text:list-item>
        <text:list-item>
          <text:p text:style-name="P4">Attacks who are engineered to bypass certain defense mechanisms. These attacks require the attacker to know which defensive mechanism are implemented to secure the system. For example if the attacker wants to bypass the Kirchhoff's law he could use an attack on the lines of connecting to a certain remote terminal unit and increase the sensor value of half of the sensors and decrease the sensor values for the other half of the sensors by the same amount.</text:p>
          <text:p text:style-name="P4"><text:line-break/><text:line-break/></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H28M58S</meta:editing-duration>
    <meta:editing-cycles>6</meta:editing-cycles>
    <meta:generator>OpenOffice/4.1.3$Win32 OpenOffice.org_project/413m1$Build-9783</meta:generator>
    <dc:date>2017-01-20T17:55:22.61</dc:date>
    <meta:document-statistic meta:table-count="0" meta:image-count="0" meta:object-count="0" meta:page-count="2" meta:paragraph-count="11" meta:word-count="784" meta:character-count="4411"/>
    <meta:user-defined meta:name="Info 1"/>
    <meta:user-defined meta:name="Info 2"/>
    <meta:user-defined meta:name="Info 3"/>
    <meta:user-defined meta:name="Info 4"/>
  </office:meta>
</office:document-meta>
</file>